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35.198cm" svg:height="10.5cm" svg:x="-0.098cm" svg:y="0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Waree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Waree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Kuhn</meta:initial-creator>
    <meta:creation-date>2009-09-05T00:43:48</meta:creation-date>
    <dc:date>2009-09-24T19:23:38</dc:date>
    <dc:creator>julian </dc:creator>
    <meta:editing-duration>PT00H15M28S</meta:editing-duration>
    <meta:editing-cycles>6</meta:editing-cycles>
    <meta:generator>OpenOffice.org/3.1$Unix OpenOffice.org_project/310m19$Build-9420</meta:generator>
    <meta:document-statistic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false" chart:visible="true" chart:axis-position="0"/>
      <style:graphic-properties svg:stroke-color="#b3b3b3"/>
      <style:text-properties fo:font-size="20pt" style:font-size-asian="8pt" style:font-size-complex="8pt"/>
    </style:style>
    <style:style style:name="ch6" style:family="chart">
      <style:chart-properties chart:auto-position="true" style:rotation-angle="90"/>
      <style:text-properties fo:font-size="25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5.199cm" svg:height="10.501cm" chart:class="chart:bar" chart:style-name="ch1">
        <chart:legend chart:legend-position="bottom" svg:x="3.688cm" svg:y="8.09cm" chart:style-name="ch2"/>
        <chart:plot-area chart:style-name="ch3" chart:data-source-has-labels="both" svg:x="1.205cm" svg:y="0.21cm" svg:width="32.588cm" svg:height="7.671cm"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title svg:x="0.704cm" svg:y="7.644cm" chart:style-name="ch6">
              <text:p>Write 
Throughput (MB/s)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Cache</text:p>
              </table:table-cell>
              <table:table-cell office:value-type="string">
                <text:p>Simple Write-Behind Cache</text:p>
              </table:table-cell>
              <table:table-cell office:value-type="string">
                <text:p>Aggregation Cache</text:p>
              </table:table-cell>
              <table:table-cell office:value-type="string">
                <text:p>Server-Directed I/O</text:p>
              </table:table-cell>
            </table:table-row>
          </table:table-header-rows>
          <table:table-rows>
            <table:table-row>
              <table:table-cell office:value-type="string">
                <text:p>Individual</text:p>
              </table:table-cell>
              <table:table-cell office:value-type="float" office:value="0.839666">
                <text:p>0.839666</text:p>
              </table:table-cell>
              <table:table-cell office:value-type="float" office:value="1.075836">
                <text:p>1.075836</text:p>
              </table:table-cell>
              <table:table-cell office:value-type="float" office:value="5.3934">
                <text:p>5.3934</text:p>
              </table:table-cell>
              <table:table-cell office:value-type="float" office:value="5.39192">
                <text:p>5.39192</text:p>
              </table:table-cell>
            </table:table-row>
            <table:table-row>
              <table:table-cell office:value-type="string">
                <text:p>Individual (100)</text:p>
              </table:table-cell>
              <table:table-cell office:value-type="float" office:value="0.848266">
                <text:p>0.848266</text:p>
              </table:table-cell>
              <table:table-cell office:value-type="float" office:value="0.848455">
                <text:p>0.848455</text:p>
              </table:table-cell>
              <table:table-cell office:value-type="float" office:value="49.2358">
                <text:p>49.2358</text:p>
              </table:table-cell>
              <table:table-cell office:value-type="float" office:value="49.23858">
                <text:p>49.23858</text:p>
              </table:table-cell>
            </table:table-row>
            <table:table-row>
              <table:table-cell office:value-type="string">
                <text:p>Individual (All)</text:p>
              </table:table-cell>
              <table:table-cell office:value-type="float" office:value="0.81476">
                <text:p>0.81476</text:p>
              </table:table-cell>
              <table:table-cell office:value-type="float" office:value="0.81361">
                <text:p>0.81361</text:p>
              </table:table-cell>
              <table:table-cell office:value-type="float" office:value="49.10546">
                <text:p>49.10546</text:p>
              </table:table-cell>
              <table:table-cell office:value-type="float" office:value="49.10546">
                <text:p>49.10546</text:p>
              </table:table-cell>
            </table:table-row>
            <table:table-row>
              <table:table-cell office:value-type="string">
                <text:p>Two-Phase</text:p>
              </table:table-cell>
              <table:table-cell office:value-type="float" office:value="0.715235">
                <text:p>0.715235</text:p>
              </table:table-cell>
              <table:table-cell office:value-type="float" office:value="0.729243">
                <text:p>0.729243</text:p>
              </table:table-cell>
              <table:table-cell office:value-type="float" office:value="34.93057">
                <text:p>34.93057</text:p>
              </table:table-cell>
              <table:table-cell office:value-type="float" office:value="34.85131">
                <text:p>34.85131</text:p>
              </table:table-cell>
            </table:table-row>
            <table:table-row>
              <table:table-cell office:value-type="string">
                <text:p>Interleaved Two-Phase</text:p>
              </table:table-cell>
              <table:table-cell office:value-type="float" office:value="0.80264">
                <text:p>0.80264</text:p>
              </table:table-cell>
              <table:table-cell office:value-type="float" office:value="0.80935">
                <text:p>0.80935</text:p>
              </table:table-cell>
              <table:table-cell office:value-type="float" office:value="44.49054">
                <text:p>44.49054</text:p>
              </table:table-cell>
              <table:table-cell office:value-type="float" office:value="45.71517">
                <text:p>45.715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